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FA0000028DF510EDBC527C477D.png" manifest:media-type="image/png"/>
  <manifest:file-entry manifest:full-path="Pictures/10000000000004A20000032038957A13167F43E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3201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-0.528in" svg:y="-0.4681in" svg:width="7.8736in" svg:height="4.0354in" draw:z-index="1"><draw:image xlink:href="Pictures/10000000000004FA0000028DF510EDBC527C477D.png" xlink:type="simple" xlink:show="embed" xlink:actuate="onLoad" loext:mime-type="image/png"/></draw:frame></text:p>
      <text:p text:style-name="Standard"><draw:frame draw:style-name="fr2" draw:name="Image2" text:anchor-type="paragraph" svg:x="-0.2571in" svg:y="0.2244in" svg:width="7.5508in" svg:height="4.848in" draw:z-index="0"><draw:image xlink:href="Pictures/10000000000004A20000032038957A13167F43E1.png" xlink:type="simple" xlink:show="embed" xlink:actuate="onLoad" loext:mime-type="image/png"/></draw:frame></text:p>
      <text:p text:style-name="Standard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30T09:17:37.841000000</meta:creation-date>
    <meta:print-date>2019-10-30T09:25:32.485000000</meta:print-date>
    <dc:date>2019-10-30T09:35:44.169000000</dc:date>
    <meta:editing-duration>PT7M56S</meta:editing-duration>
    <meta:editing-cycles>1</meta:editing-cycles>
    <meta:document-statistic meta:table-count="0" meta:image-count="2" meta:object-count="0" meta:page-count="1" meta:paragraph-count="1" meta:word-count="0" meta:character-count="1" meta:non-whitespace-character-count="0"/>
    <meta:generator>LibreOffice/6.3.1.2$Windows_X86_64 LibreOffice_project/b79626edf0065ac373bd1df5c28bd630b4424273</meta:generator>
  </office:meta>
</office:document-meta>
</file>